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80000012CAE2726D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erminus" svg:font-family="Terminus" style:font-pitch="fixed"/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25in" table:align="margins" style:shadow="none"/>
    </style:style>
    <style:style style:name="Table1.A" style:family="table-column">
      <style:table-column-properties style:column-width="3.25in" style:rel-column-width="4680*"/>
    </style:style>
    <style:style style:name="Table1.1" style:family="table-row">
      <style:table-row-properties style:row-height="1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Table_20_Contents">
      <style:text-properties style:font-name="Terminus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Terminus" fo:font-size="20pt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style:font-name="Terminus" fo:font-size="25pt" style:font-size-asian="25pt" style:font-size-complex="2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graphics1" text:anchor-type="paragraph" svg:x="0.1791in" svg:y="-0.2772in" svg:width="0.7417in" svg:height="0.7516in" draw:z-index="8"><draw:image xlink:href="Pictures/10000201000001280000012CAE2726DD.png" xlink:type="simple" xlink:show="embed" xlink:actuate="onLoad"/></draw:frame>Nick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graphics3" text:anchor-type="paragraph" svg:x="0.1791in" svg:y="-0.2772in" svg:width="0.7417in" svg:height="0.7516in" draw:z-index="9"><draw:image xlink:href="Pictures/10000201000001280000012CAE2726DD.png" xlink:type="simple" xlink:show="embed" xlink:actuate="onLoad"/></draw:frame>Nick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graphics4" text:anchor-type="paragraph" svg:x="0.1791in" svg:y="-0.2772in" svg:width="0.7417in" svg:height="0.7516in" draw:z-index="0"><draw:image xlink:href="Pictures/10000201000001280000012CAE2726DD.png" xlink:type="simple" xlink:show="embed" xlink:actuate="onLoad"/></draw:frame>Nick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graphics5" text:anchor-type="paragraph" svg:x="0.1791in" svg:y="-0.2772in" svg:width="0.7417in" svg:height="0.7516in" draw:z-index="1"><draw:image xlink:href="Pictures/10000201000001280000012CAE2726DD.png" xlink:type="simple" xlink:show="embed" xlink:actuate="onLoad"/></draw:frame>Jack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graphics6" text:anchor-type="paragraph" svg:x="0.1791in" svg:y="-0.2772in" svg:width="0.7417in" svg:height="0.7516in" draw:z-index="2"><draw:image xlink:href="Pictures/10000201000001280000012CAE2726DD.png" xlink:type="simple" xlink:show="embed" xlink:actuate="onLoad"/></draw:frame>Jack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graphics7" text:anchor-type="paragraph" svg:x="0.1791in" svg:y="-0.2772in" svg:width="0.7417in" svg:height="0.7516in" draw:z-index="3"><draw:image xlink:href="Pictures/10000201000001280000012CAE2726DD.png" xlink:type="simple" xlink:show="embed" xlink:actuate="onLoad"/></draw:frame>Jack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graphics8" text:anchor-type="paragraph" svg:x="0.1791in" svg:y="-0.2772in" svg:width="0.7417in" svg:height="0.7516in" draw:z-index="4"><draw:image xlink:href="Pictures/10000201000001280000012CAE2726DD.png" xlink:type="simple" xlink:show="embed" xlink:actuate="onLoad"/></draw:frame>Evan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graphics9" text:anchor-type="paragraph" svg:x="0.1791in" svg:y="-0.2772in" svg:width="0.7417in" svg:height="0.7516in" draw:z-index="5"><draw:image xlink:href="Pictures/10000201000001280000012CAE2726DD.png" xlink:type="simple" xlink:show="embed" xlink:actuate="onLoad"/></draw:frame>Evan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graphics10" text:anchor-type="paragraph" svg:x="0.1791in" svg:y="-0.2772in" svg:width="0.7417in" svg:height="0.7516in" draw:z-index="6"><draw:image xlink:href="Pictures/10000201000001280000012CAE2726DD.png" xlink:type="simple" xlink:show="embed" xlink:actuate="onLoad"/></draw:frame>Evan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graphics11" text:anchor-type="paragraph" svg:x="0.1791in" svg:y="-0.2772in" svg:width="0.7417in" svg:height="0.7516in" draw:z-index="7"><draw:image xlink:href="Pictures/10000201000001280000012CAE2726DD.png" xlink:type="simple" xlink:show="embed" xlink:actuate="onLoad"/></draw:frame>Eva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erminus" svg:font-family="Terminus" style:font-pitch="fixed"/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25in" fo:page-height="12in" style:num-format="1" style:print-orientation="portrait" fo:margin-top="0.1in" fo:margin-bottom="0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20:38:24</meta:creation-date>
    <dc:date>2014-08-22T21:48:34</dc:date>
    <meta:editing-duration>PT54M44S</meta:editing-duration>
    <meta:editing-cycles>4</meta:editing-cycles>
    <meta:generator>LibreOffice/3.5$Linux_x86 LibreOffice_project/350m1$Build-2</meta:generator>
    <meta:print-date>2014-08-22T21:39:18</meta:print-date>
    <meta:document-statistic meta:table-count="1" meta:image-count="10" meta:object-count="0" meta:page-count="1" meta:paragraph-count="10" meta:word-count="10" meta:character-count="40" meta:non-whitespace-character-count="40"/>
  </office:meta>
</office:document-meta>
</file>